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01b" officeooo:paragraph-rsid="001bf01b"/>
    </style:style>
    <style:style style:name="P2" style:family="paragraph" style:parent-style-name="Standard">
      <style:text-properties officeooo:rsid="001cf0c7" officeooo:paragraph-rsid="001cf0c7"/>
    </style:style>
    <style:style style:name="P3" style:family="paragraph" style:parent-style-name="Standard">
      <style:text-properties officeooo:rsid="001ebdb4" officeooo:paragraph-rsid="001ebdb4"/>
    </style:style>
    <style:style style:name="P4" style:family="paragraph" style:parent-style-name="Standard">
      <style:text-properties officeooo:rsid="00203f86" officeooo:paragraph-rsid="00203f86"/>
    </style:style>
    <style:style style:name="P5" style:family="paragraph" style:parent-style-name="Standard">
      <style:text-properties officeooo:rsid="00205828" officeooo:paragraph-rsid="00205828"/>
    </style:style>
    <style:style style:name="P6" style:family="paragraph" style:parent-style-name="Standard">
      <style:text-properties officeooo:rsid="00221eb6" officeooo:paragraph-rsid="00221eb6"/>
    </style:style>
    <style:style style:name="P7" style:family="paragraph" style:parent-style-name="Standard">
      <style:text-properties officeooo:rsid="00228e1e" officeooo:paragraph-rsid="00228e1e"/>
    </style:style>
    <style:style style:name="P8" style:family="paragraph" style:parent-style-name="Standard">
      <style:text-properties officeooo:paragraph-rsid="0023023a"/>
    </style:style>
    <style:style style:name="P9" style:family="paragraph" style:parent-style-name="Standard">
      <style:text-properties fo:font-variant="normal" fo:text-transform="none" fo:color="#24292f" style:font-name="apple-system" fo:font-size="10.5pt" fo:letter-spacing="normal" fo:font-style="normal" fo:font-weight="normal" officeooo:rsid="0023023a" officeooo:paragraph-rsid="0023023a"/>
    </style:style>
    <style:style style:name="P10" style:family="paragraph" style:parent-style-name="Standard">
      <style:text-properties fo:font-variant="normal" fo:text-transform="none" fo:color="#24292f" style:font-name="apple-system" fo:font-size="10.5pt" fo:letter-spacing="normal" fo:font-style="normal" fo:font-weight="normal" officeooo:rsid="0024c4ae" officeooo:paragraph-rsid="0024c4ae"/>
    </style:style>
    <style:style style:name="P11" style:family="paragraph" style:parent-style-name="Standard">
      <style:text-properties fo:font-variant="normal" fo:text-transform="none" fo:color="#24292f" style:font-name="apple-system" fo:font-size="10.5pt" fo:letter-spacing="normal" fo:font-style="normal" fo:font-weight="normal" officeooo:rsid="0025b4a7" officeooo:paragraph-rsid="0025b4a7"/>
    </style:style>
    <style:style style:name="P12" style:family="paragraph" style:parent-style-name="Standard">
      <style:text-properties fo:font-variant="normal" fo:text-transform="none" fo:color="#24292f" style:font-name="apple-system" fo:font-size="10.5pt" fo:letter-spacing="normal" fo:font-style="normal" fo:font-weight="normal" officeooo:rsid="00274682" officeooo:paragraph-rsid="00274682"/>
    </style:style>
    <style:style style:name="P13" style:family="paragraph" style:parent-style-name="Standard">
      <style:text-properties fo:font-variant="normal" fo:text-transform="none" fo:color="#24292f" style:font-name="apple-system" fo:font-size="10.5pt" fo:letter-spacing="normal" fo:font-style="normal" fo:font-weight="normal" officeooo:rsid="002b3a68" officeooo:paragraph-rsid="002b3a68"/>
    </style:style>
    <style:style style:name="P14" style:family="paragraph" style:parent-style-name="Standard">
      <style:text-properties fo:font-variant="normal" fo:text-transform="none" fo:color="#24292f" style:font-name="apple-system" fo:font-size="10.5pt" fo:letter-spacing="normal" fo:font-style="normal" fo:font-weight="normal" officeooo:rsid="002b3a68" officeooo:paragraph-rsid="002b3a68"/>
    </style:style>
    <style:style style:name="P15" style:family="paragraph" style:parent-style-name="Standard">
      <style:text-properties fo:font-variant="normal" fo:text-transform="none" fo:color="#24292f" style:font-name="apple-system" fo:font-size="10.5pt" fo:letter-spacing="normal" fo:font-style="normal" fo:font-weight="normal" officeooo:rsid="002c9d8e" officeooo:paragraph-rsid="002c9d8e"/>
    </style:style>
    <style:style style:name="T1" style:family="text">
      <style:text-properties fo:font-variant="normal" fo:text-transform="none" fo:color="#24292f" style:font-name="apple-system" fo:font-size="16pt" fo:letter-spacing="normal" fo:font-style="normal" fo:font-weight="normal" style:font-size-asian="16pt" style:font-size-complex="16pt"/>
    </style:style>
    <style:style style:name="T2" style:family="text">
      <style:text-properties officeooo:rsid="0023023a"/>
    </style:style>
    <style:style style:name="T3" style:family="text">
      <style:text-properties officeooo:rsid="0028f941"/>
    </style:style>
    <style:style style:name="T4" style:family="text">
      <style:text-properties officeooo:rsid="002aa0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1.signup and Sign in form using db.json in u tube</text:p>
      <text:p text:style-name="P1"><text:a xlink:type="simple" xlink:href="https://www.youtube.com/watch?v=eMJ5spB3P1c" text:style-name="Internet_20_link" text:visited-style-name="Visited_20_Internet_20_Link">https://www.youtube.com/watch?v=eMJ5spB3P1c</text:a></text:p>
      <text:p text:style-name="P1"/>
      <text:p text:style-name="P1"/>
      <text:p text:style-name="P2">2. For Signup form and Sign In Form Validation</text:p>
      <text:p text:style-name="P2"><text:a xlink:type="simple" xlink:href="https://www.youtube.com/watch?v=R1JWdvD0dv8" text:style-name="Internet_20_link" text:visited-style-name="Visited_20_Internet_20_Link">https://www.youtube.com/watch?v=R1JWdvD0dv8</text:a></text:p>
      <text:p text:style-name="P2"/>
      <text:p text:style-name="P3">3. Google maps using angular-- auto comlete and marking feature</text:p>
      <text:p text:style-name="P3"><text:a xlink:type="simple" xlink:href="https://www.youtube.com/watch?v=3L9TA_RjIpc" text:style-name="Internet_20_link" text:visited-style-name="Visited_20_Internet_20_Link">https://www.youtube.com/watch?v=3L9TA_RjIpc</text:a></text:p>
      <text:p text:style-name="P3"/>
      <text:p text:style-name="P4">4. Google maps pointer will show the details of countries</text:p>
      <text:p text:style-name="P4"><text:a xlink:type="simple" xlink:href="https://www.youtube.com/watch?v=DQZTeZZXYBk" text:style-name="Internet_20_link" text:visited-style-name="Visited_20_Internet_20_Link">https://www.youtube.com/watch?v=DQZTeZZXYBk</text:a></text:p>
      <text:p text:style-name="P4"/>
      <text:p text:style-name="P5">5. Latitude and langitude of places link</text:p>
      <text:p text:style-name="P5"><text:a xlink:type="simple" xlink:href="https://www.latlong.net/" text:style-name="Internet_20_link" text:visited-style-name="Visited_20_Internet_20_Link">https://www.latlong.net/</text:a></text:p>
      <text:p text:style-name="P5"/>
      <text:p text:style-name="P6">6. agm documentation</text:p>
      <text:p text:style-name="P5"><text:a xlink:type="simple" xlink:href="https://angular-maps.com/api-docs/agm-core/directives/agmpolyline" text:style-name="Internet_20_link" text:visited-style-name="Visited_20_Internet_20_Link">https://angular-maps.com/api-docs/agm-core/directives/agmpolyline</text:a></text:p>
      <text:p text:style-name="P5"/>
      <text:p text:style-name="P7">7. One Example of google maps in stackblitz</text:p>
      <text:p text:style-name="P7"><text:a xlink:type="simple" xlink:href="https://stackblitz.com/edit/angular-google-maps-demo?file=app%2Fapp.component.ts" text:style-name="Internet_20_link" text:visited-style-name="Visited_20_Internet_20_Link">https://stackblitz.com/edit/angular-google-maps-demo?file=app%2Fapp.component.ts</text:a></text:p>
      <text:p text:style-name="P7"/>
      <text:p text:style-name="P8"><text:span text:style-name="T2">8.</text:span><text:span text:style-name="T1">ERROR in node_modules/@agm/core/lib/services/google-maps-api-wrapper.d.ts:51:41 - error TS2314: Generic type 'MapHandlerMap&lt;T&gt;' requires 1 type argument(s)</text:span></text:p>
      <text:p text:style-name="P9">npm i @types/googlemaps@3.39.13 <text:s/></text:p>
      <text:p text:style-name="P9"/>
      <text:p text:style-name="P10">9. mousenenter and click on modal window</text:p>
      <text:p text:style-name="P10"><text:a xlink:type="simple" xlink:href="https://stackoverflow.com/questions/57786762/handling-click-and-hover-on-same-element-and-keeping-the-popup-modal-opened-till" text:style-name="Internet_20_link" text:visited-style-name="Visited_20_Internet_20_Link">https://stackoverflow.com/questions/57786762/handling-click-and-hover-on-same-element-and-keeping-the-popup-modal-opened-till</text:a></text:p>
      <text:p text:style-name="P10"/>
      <text:p text:style-name="P11">10. Testbed and component fixture</text:p>
      <text:p text:style-name="P11"><text:a xlink:type="simple" xlink:href="https://www.youtube.com/watch?v=OIrKMeT84gg" text:style-name="Internet_20_link" text:visited-style-name="Visited_20_Internet_20_Link">https://www.youtube.com/watch?v=OIrKMeT84gg</text:a></text:p>
      <text:p text:style-name="P11"/>
      <text:p text:style-name="P11"><text:a xlink:type="simple" xlink:href="https://www.youtube.com/watch?v=cvJAaPJwzoE" text:style-name="Internet_20_link" text:visited-style-name="Visited_20_Internet_20_Link">https://www.youtube.com/watch?v=cvJAaPJwzoE</text:a></text:p>
      <text:p text:style-name="P11"/>
      <text:p text:style-name="P11">https://www.youtube.com/watch?v=leDegOGIY3w&amp;list=PLJ9LNfLd-CRV_DEB51mVUr1DA9124Bacb&amp;index=5</text:p>
      <text:p text:style-name="P11"/>
      <text:p text:style-name="P12">11.<text:span text:style-name="T3">Unit test for login</text:span></text:p>
      <text:p text:style-name="P12"><text:a xlink:type="simple" xlink:href="https://tekloon.dev/angular-unit-testing-login" text:style-name="Internet_20_link" text:visited-style-name="Visited_20_Internet_20_Link">https://tekloon.dev/angular-unit-testing-login</text:a></text:p>
      <text:p text:style-name="P12"/>
      <text:p text:style-name="P12"><text:a xlink:type="simple" xlink:href="https://www.digitalocean.com/community/tutorials/angular-introduction-unit-testing" text:style-name="Internet_20_link" text:visited-style-name="Visited_20_Internet_20_Link">https://www.digitalocean.com/community/tutorials/angular-introduction-unit-testing</text:a></text:p>
      <text:p text:style-name="P12"/>
      <text:p text:style-name="P12"><text:a xlink:type="simple" xlink:href="https://www.youtube.com/watch?v=o7N5JyhvKIY" text:style-name="Internet_20_link" text:visited-style-name="Visited_20_Internet_20_Link">https://www.youtube.com/watch?v=o7N5JyhvKIY</text:a> ---<text:span text:style-name="T4">1hour tutorial</text:span></text:p>
      <text:p text:style-name="P12"/>
      <text:p text:style-name="P13">12 tohavebeencalledbefore</text:p>
      <text:p text:style-name="P13"><text:a xlink:type="simple" xlink:href="https://github.com/jest-community/jest-extended/issues/98" text:style-name="Internet_20_link" text:visited-style-name="Visited_20_Internet_20_Link">https://github.com/jest-community/jest-extended/issues/98</text:a></text:p>
      <text:p text:style-name="P13"/>
      <text:p text:style-name="P15">13. Bootstrap5 Hamburger menu</text:p>
      <text:p text:style-name="P15">https://alvarotrigo.com/blog/hamburger-menu-css/</text:p>
      <text:p text:style-name="P12"/>
      <text:p text:style-name="P1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21:18:21.020627607</meta:creation-date>
    <dc:date>2022-07-06T16:06:53.454262338</dc:date>
    <meta:editing-duration>PT9H28M18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114" meta:character-count="1594" meta:non-whitespace-character-count="1509"/>
  </office:meta>
</office:document-meta>
</file>